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24ef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1b24e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2">
      <style:text-properties officeooo:paragraph-rsid="001b24ef"/>
    </style:style>
    <style:style style:name="P10" style:family="paragraph" style:parent-style-name="Standard" style:list-style-name="L2">
      <style:text-properties officeooo:rsid="001efd2f" officeooo:paragraph-rsid="001b24ef"/>
    </style:style>
    <style:style style:name="P11" style:family="paragraph" style:parent-style-name="Table_20_Contents" style:list-style-name="Numerazione_20_UC">
      <style:text-properties officeooo:paragraph-rsid="001b24ef"/>
    </style:style>
    <style:style style:name="P12" style:family="paragraph" style:parent-style-name="Table_20_Contents" style:list-style-name="L1">
      <style:text-properties officeooo:paragraph-rsid="001b24ef"/>
    </style:style>
    <style:style style:name="P13" style:family="paragraph" style:parent-style-name="Table_20_Contents" style:list-style-name="L1">
      <style:text-properties officeooo:rsid="001efd2f" officeooo:paragraph-rsid="001b24ef"/>
    </style:style>
    <style:style style:name="P14" style:family="paragraph" style:parent-style-name="Table_20_Contents" style:list-style-name="L1">
      <style:text-properties officeooo:rsid="001fb3ab" officeooo:paragraph-rsid="001b24ef"/>
    </style:style>
    <style:style style:name="P15" style:family="paragraph" style:parent-style-name="Table_20_Contents" style:list-style-name="L1">
      <style:text-properties officeooo:rsid="001fb3ab" officeooo:paragraph-rsid="001cb446"/>
    </style:style>
    <style:style style:name="P16" style:family="paragraph" style:parent-style-name="Table_20_Contents" style:list-style-name="L1">
      <style:text-properties officeooo:rsid="00280486" officeooo:paragraph-rsid="001b24ef"/>
    </style:style>
    <style:style style:name="P17" style:family="paragraph" style:parent-style-name="Table_20_Contents">
      <style:text-properties officeooo:rsid="001b24ef" officeooo:paragraph-rsid="001f6fb6"/>
    </style:style>
    <style:style style:name="P18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rsid="001fb3ab" officeooo:paragraph-rsid="001dfa1b"/>
    </style:style>
    <style:style style:name="P19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paragraph-rsid="001b24ef" style:font-size-asian="12pt" style:font-size-complex="12pt"/>
    </style:style>
    <style:style style:name="P20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paragraph-rsid="001b24ef"/>
    </style:style>
    <style:style style:name="P21" style:family="paragraph" style:parent-style-name="Table_20_Contents" style:list-style-name="L1">
      <style:paragraph-properties fo:margin-left="1.926cm" fo:margin-right="0.028cm" fo:text-indent="0.81cm" style:auto-text-indent="false">
        <style:tab-stops>
          <style:tab-stop style:position="1.401cm"/>
          <style:tab-stop style:position="2.614cm"/>
        </style:tab-stops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cb446" officeooo:paragraph-rsid="001cb446" style:font-size-asian="12pt" style:font-size-complex="12pt"/>
    </style:style>
    <style:style style:name="P22" style:family="paragraph" style:parent-style-name="Azione_20_attore" style:list-style-name="Numerazione_20_UC">
      <style:text-properties officeooo:paragraph-rsid="001b24ef"/>
    </style:style>
    <style:style style:name="P23" style:family="paragraph" style:parent-style-name="Azione_20_attore">
      <style:paragraph-properties>
        <style:tab-stops>
          <style:tab-stop style:position="1.462cm"/>
        </style:tab-stops>
      </style:paragraph-properties>
    </style:style>
    <style:style style:name="P24" style:family="paragraph" style:parent-style-name="Azione_20_sistema">
      <style:text-properties officeooo:rsid="001b24ef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2b15b3"/>
    </style:style>
    <style:style style:name="T4" style:family="text">
      <style:text-properties officeooo:rsid="001b24ef"/>
    </style:style>
    <style:style style:name="T5" style:family="text">
      <style:text-properties officeooo:rsid="001fb3ab"/>
    </style:style>
    <style:style style:name="T6" style:family="text">
      <style:text-properties officeooo:rsid="00214c90"/>
    </style:style>
    <style:style style:name="T7" style:family="text">
      <style:text-properties officeooo:rsid="00221f45"/>
    </style:style>
    <style:style style:name="T8" style:family="text">
      <style:text-properties officeooo:rsid="00280486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cb446" style:font-size-asian="12pt" style:font-size-complex="12pt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1dfa1b" style:font-size-asian="12pt" style:font-size-complex="12pt"/>
    </style:style>
    <style:style style:name="T14" style:family="text">
      <style:text-properties officeooo:rsid="00299772"/>
    </style:style>
    <style:style style:name="T15" style:family="text">
      <style:text-properties officeooo:rsid="00227b15"/>
    </style:style>
    <style:style style:name="T16" style:family="text">
      <style:text-properties officeooo:rsid="001f6f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2">iscritto da </text:span><text:span text:style-name="T16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<text:span text:style-name="T16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2">utente</text:span><text:span text:style-name="T5"> </text:span>accede al sistema e viene <text:span text:style-name="T1">autenticato </text:span><text:span text:style-name="T5">come </text:span><text:span text:style-name="T2">personale docente del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49897" text:style-name="Numerazione_20_UC">
              <text:list-item>
                <text:p text:style-name="P11"><text:span text:style-name="T2">L'utente</text:span><text:span text:style-name="T6"> a</text:span>ccede alla sezione per la <text:span text:style-name="T1">ricerca avanzata </text:span><text:span text:style-name="T7">degli iscritti.</text:span></text:p>
                <text:p text:style-name="P11"/>
              </text:list-item>
              <text:list-item>
                <text:p text:style-name="Azione_20_sistema"><text:s/><text:span text:style-name="T4">Il sistema visualizza la sezione per la ricerca avanzata.</text:span></text:p>
                <text:p text:style-name="Azione_20_attore"/>
              </text:list-item>
              <text:list-item>
                <text:p text:style-name="P22"><text:s/><text:span text:style-name="T2">L'utente</text:span><text:span text:style-name="T6"> <text:s/>i</text:span>nserisce, <text:span text:style-name="T1">anche parzialmente, un valore in uno o più dei campi del modulo:</text:span></text:p>
              </text:list-item>
            </text:list>
            <text:list xml:id="list31139314" text:style-name="L1">
              <text:list-item>
                <text:p text:style-name="P13">Nome </text:p>
              </text:list-item>
              <text:list-item>
                <text:p text:style-name="P13">Cognome</text:p>
              </text:list-item>
              <text:list-item>
                <text:p text:style-name="P14">Nome genitore</text:p>
              </text:list-item>
              <text:list-item>
                <text:p text:style-name="P14">Cognome genitore</text:p>
              </text:list-item>
              <text:list-item>
                <text:p text:style-name="P12"><text:span text:style-name="T8">Domicili</text:span><text:span text:style-name="T4">o</text:span></text:p>
              </text:list-item>
              <text:list-item>
                <text:p text:style-name="P16">Residenza</text:p>
              </text:list-item>
              <text:list-item>
                <text:p text:style-name="P14">e/o selezionare la categoria di appartenenza del genitore dalla lista: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3">P</text:span><text:span text:style-name="T9">ersonale docente e ricercatore</text:span></text:p>
                          </text:list-item>
                          <text:list-item>
                            <text:p text:style-name="P19">Personale tecnico-amministrativo di ruolo</text:p>
                          </text:list-item>
                          <text:list-item>
                            <text:p text:style-name="P20"><text:span text:style-name="T11">T</text:span><text:span text:style-name="T9">itolar</text:span><text:span text:style-name="T10">e</text:span><text:span text:style-name="T9"> di assegno di ricerca</text:span></text:p>
                          </text:list-item>
                          <text:list-item>
                            <text:p text:style-name="P20"><text:span text:style-name="T9">Titolar</text:span><text:span text:style-name="T10">e</text:span><text:span text:style-name="T9"> di contratto a tempo determinato</text:span></text:p>
                          </text:list-item>
                          <text:list-item>
                            <text:p text:style-name="P20"><text:span text:style-name="T9">Dottorand</text:span><text:span text:style-name="T10">o</text:span></text:p>
                          </text:list-item>
                          <text:list-item>
                            <text:p text:style-name="P20"><text:span text:style-name="T9">Titolar</text:span><text:span text:style-name="T10">e </text:span><text:span text:style-name="T9">di borsa di studio post Laurea o Post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9">e/o selezionare la </text:span><text:span text:style-name="T12">classe di appartenenza del bambino dalla lista:</text:span></text:p>
              </text:list-item>
              <text:list-item>
                <text:p text:style-name="P21">Classe1</text:p>
              </text:list-item>
              <text:list-item>
                <text:p text:style-name="P21">Classe2</text:p>
              </text:list-item>
              <text:list-item>
                <text:p text:style-name="P21">Classe3</text:p>
              </text:list-item>
            </text:list>
            <text:p text:style-name="P4"/>
            <text:list xml:id="list31157749" text:continue-list="list31149897" text:style-name="Numerazione_20_UC">
              <text:list-item>
                <text:p text:style-name="P23"><text:s/><text:span text:style-name="T4">L'utente sottomette il valore inserito.</text:span></text:p>
                <text:p text:style-name="P24"/>
              </text:list-item>
              <text:list-item>
                <text:p text:style-name="P24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14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49904" text:style-name="L2">
              <text:list-item>
                <text:p text:style-name="P9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0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2">L'utente</text:span> deve poter ricercare un <text:span text:style-name="T7">iscritto </text:span><text:span text:style-name="T15">all'asilo</text:span> in meno di <text:span text:style-name="T1">10</text:span> secondi.</text:p>
          </table:table-cell>
        </table:table-row>
      </table:table>
      <text:p text:style-name="P7"/>
      <text:p text:style-name="P8">UC_A_36 Ricerca avanzata da parte de<text:span text:style-name="T16">i genitori </text:span><text:s text:c="2"/>per vedere i dati degli iscri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T7M12S</meta:editing-duration>
    <meta:editing-cycles>5</meta:editing-cycles>
    <meta:generator>LibreOffice/3.6$Windows_x86 LibreOffice_project/da8c1e6-fd468f4-454e206-f42a4a9-143cfd</meta:generator>
    <dc:date>2012-10-24T11:03:28.24</dc:date>
    <meta:document-statistic meta:table-count="1" meta:image-count="0" meta:object-count="0" meta:page-count="1" meta:paragraph-count="39" meta:word-count="240" meta:character-count="1495" meta:non-whitespace-character-count="1308"/>
  </office:meta>
</office:document-meta>
</file>